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0000FF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0000FF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#3C78D8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style:vertical-align="middle" fo:background-color="#D9D2E9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fo:background-color="#D9D2E9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 fo:background-color="#D9D2E9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 fo:wrap-option="wrap"/>
    </style:style>
    <style:style style:name="ce13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7.09083333333333cm"/>
    </style:style>
    <style:style style:name="co4" style:family="table-column">
      <style:table-column-properties fo:break-before="auto" style:column-width="5.794375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71.2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style:vertical-align="middle" fo:wrap-option="wrap" fo:background-color="#0000FF" style:repeat-content="false"/>
      <style:paragraph-properties fo:text-align="center"/>
      <style:text-properties fo:color="#FFFFFF" fo:font-weight="bold" style:font-weight-asian="bold" style:font-weight-complex="bold"/>
      <style:map style:condition="of:is-true-formula(LEN(TRIM([.A1]))&gt;0)" style:apply-style-name="cf1" style:base-cell-address="Product_Backlog.A1"/>
    </style:style>
    <style:style style:name="ce17" style:family="table-cell" style:parent-style-name="Default" style:data-style-name="N0">
      <style:table-cell-properties style:vertical-align="middle" fo:background-color="#0000FF" style:repeat-content="false"/>
      <style:paragraph-properties fo:text-align="center"/>
      <style:text-properties fo:color="#FFFFFF" fo:font-weight="bold" style:font-weight-asian="bold" style:font-weight-complex="bold"/>
      <style:map style:condition="of:is-true-formula(LEN(TRIM([.A1]))&gt;0)" style:apply-style-name="cf1" style:base-cell-address="Product_Backlog.A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8" table:default-cell-style-name="ce1"/>
        <table:table-column table:style-name="co6" table:number-columns-repeated="100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6">
            <text:p>Epic</text:p>
          </table:table-cell>
          <table:table-cell office:value-type="string" table:style-name="ce17">
            <text:p>User Story Title</text:p>
          </table:table-cell>
          <table:table-cell office:value-type="string" table:style-name="ce16">
            <text:p>Sütun1</text:p>
          </table:table-cell>
          <table:table-cell office:value-type="string" table:style-name="ce16">
            <text:p>Kabul şartları</text:p>
          </table:table-cell>
          <table:table-cell office:value-type="string" table:style-name="ce4">
            <text:p>Değer</text:p>
          </table:table-cell>
          <table:table-cell office:value-type="string" table:style-name="ce4">
            <text:p>tahmin</text:p>
          </table:table-cell>
          <table:table-cell table:number-columns-repeated="16" table:style-name="ce4"/>
          <table:table-cell table:number-columns-repeated="16362"/>
        </table:table-row>
        <table:table-row table:style-name="ro2">
          <table:table-cell office:value-type="string" table:style-name="ce5">
            <text:p>SPACE TEST</text:p>
          </table:table-cell>
          <table:table-cell office:value-type="string" table:style-name="ce6">
            <text:p>ikonlar arası geçişin sağlanması</text:p>
          </table:table-cell>
          <table:table-cell office:value-type="string" table:style-name="ce7">
            <text:p>Soruları çözerken sorular arasında rahatça geçiş yapmak istiyorum</text:p>
          </table:table-cell>
          <table:table-cell office:value-type="string" table:style-name="ce7">
            <text:p>1) sorular arsı bütünlüğün kurulması<text:s/></text:p>
          </table:table-cell>
          <table:table-cell office:value-type="string" table:style-name="ce8">
            <text:p>/ x3</text:p>
          </table:table-cell>
          <table:table-cell office:value-type="float" office:value="12" table:style-name="ce8">
            <text:p>12</text:p>
          </table:table-cell>
          <table:table-cell table:number-columns-repeated="16" table:style-name="ce8"/>
          <table:table-cell table:number-columns-repeated="16362"/>
        </table:table-row>
        <table:table-row table:style-name="ro2">
          <table:table-cell office:value-type="string" table:style-name="ce5">
            <text:p>SPACE TEST</text:p>
          </table:table-cell>
          <table:table-cell office:value-type="string" table:style-name="ce6">
            <text:p>cevapları butonlara bastıkça görünmesi</text:p>
          </table:table-cell>
          <table:table-cell office:value-type="string" table:style-name="ce7">
            <text:p>cevapları butonlara bastıkça görmek istiyorum</text:p>
          </table:table-cell>
          <table:table-cell office:value-type="string" table:style-name="ce7">
            <text:p>1) sayfalar arası bağlantının butonlarla ilişik olması</text:p>
          </table:table-cell>
          <table:table-cell office:value-type="string" table:style-name="ce8">
            <text:p>/ <text:s/>x2</text:p>
          </table:table-cell>
          <table:table-cell office:value-type="float" office:value="8" table:style-name="ce8">
            <text:p>8</text:p>
          </table:table-cell>
          <table:table-cell table:number-columns-repeated="16" table:style-name="ce8"/>
          <table:table-cell table:number-columns-repeated="16362"/>
        </table:table-row>
        <table:table-row table:style-name="ro3">
          <table:table-cell office:value-type="string" table:style-name="ce5">
            <text:p>SPACE TEST</text:p>
          </table:table-cell>
          <table:table-cell office:value-type="string" table:style-name="ce6">
            <text:p>soru sayfasında soruların yer alması<text:s/></text:p>
          </table:table-cell>
          <table:table-cell office:value-type="string" table:style-name="ce7">
            <text:p>soru sayfasında soruların yer alması önemli</text:p>
          </table:table-cell>
          <table:table-cell office:value-type="string" table:style-name="ce7">
            <text:p>1) Çlıştırılamayan ilk iki görevin kodlarının yerine değiştirilen formatın geçerliliği</text:p>
            <text:p>2) Tüm soruların ulaşılabilir olarak yer alması</text:p>
          </table:table-cell>
          <table:table-cell office:value-type="string" table:style-name="ce8">
            <text:p>/ x16</text:p>
          </table:table-cell>
          <table:table-cell office:value-type="float" office:value="64" table:style-name="ce8">
            <text:p>64</text:p>
          </table:table-cell>
          <table:table-cell table:number-columns-repeated="16" table:style-name="ce8"/>
          <table:table-cell table:number-columns-repeated="16362"/>
        </table:table-row>
        <table:table-row table:style-name="ro4">
          <table:table-cell office:value-type="string" table:style-name="ce5">
            <text:p>SPACE TEST</text:p>
          </table:table-cell>
          <table:table-cell office:value-type="string" table:style-name="ce6">
            <text:p>yapılan soruların cevaplarını görünüyor olması<text:s/></text:p>
          </table:table-cell>
          <table:table-cell office:value-type="string" table:style-name="ce7">
            <text:p>yaptığım soruların cevaplarını görüyor olmam önemli</text:p>
          </table:table-cell>
          <table:table-cell office:value-type="string" table:style-name="ce7">
            <text:p/>
            <text:p>1) Cevap anahtarı ile kontrolün sağlanabiliyor olması</text:p>
            <text:p/>
          </table:table-cell>
          <table:table-cell office:value-type="string" table:style-name="ce8">
            <text:p>/ x4</text:p>
          </table:table-cell>
          <table:table-cell office:value-type="float" office:value="16" table:style-name="ce8">
            <text:p>16</text:p>
          </table:table-cell>
          <table:table-cell table:number-columns-repeated="16" table:style-name="ce8"/>
          <table:table-cell table:number-columns-repeated="16362"/>
        </table:table-row>
        <table:table-row table:style-name="ro1">
          <table:table-cell table:style-name="ce5"/>
          <table:table-cell table:style-name="ce6"/>
          <table:table-cell table:number-columns-repeated="2" table:style-name="ce7"/>
          <table:table-cell table:number-columns-repeated="18" table:style-name="ce8"/>
          <table:table-cell table:number-columns-repeated="16362"/>
        </table:table-row>
        <table:table-row table:style-name="ro1">
          <table:table-cell office:value-type="string" table:style-name="ce5">
            <text:p>GRUP 64 =</text:p>
          </table:table-cell>
          <table:table-cell office:value-type="string" table:style-name="ce6">
            <text:p>ZEHRA ÖZTÜRKOĞLU</text:p>
          </table:table-cell>
          <table:table-cell table:number-columns-repeated="2" table:style-name="ce7"/>
          <table:table-cell table:number-columns-repeated="18" table:style-name="ce8"/>
          <table:table-cell table:number-columns-repeated="16362"/>
        </table:table-row>
        <table:table-row table:style-name="ro1">
          <table:table-cell office:value-type="string" table:style-name="ce9">
            <text:p>25x (/)= 100 puan</text:p>
          </table:table-cell>
          <table:table-cell office:value-type="string" table:style-name="ce10">
            <text:p><text:s/></text:p>
          </table:table-cell>
          <table:table-cell table:number-columns-repeated="2" table:style-name="ce11"/>
          <table:table-cell table:number-columns-repeated="18" table:style-name="ce8"/>
          <table:table-cell table:number-columns-repeated="16362"/>
        </table:table-row>
        <table:table-row table:style-name="ro1">
          <table:table-cell office:value-type="string" table:style-name="ce9">
            <text:p>her (/)= 4 puan</text:p>
          </table:table-cell>
          <table:table-cell table:style-name="ce10"/>
          <table:table-cell table:number-columns-repeated="2" table:style-name="ce11"/>
          <table:table-cell table:number-columns-repeated="18" table:style-name="ce8"/>
          <table:table-cell table:number-columns-repeated="16362"/>
        </table:table-row>
        <table:table-row table:style-name="ro1">
          <table:table-cell office:value-type="string" table:style-name="ce9">
            <text:p><text:s text:c="4"/>SPRİNT-3 PUAN TAHMİNİ=80</text:p>
          </table:table-cell>
          <table:table-cell table:style-name="ce10"/>
          <table:table-cell table:number-columns-repeated="2" table:style-name="ce11"/>
          <table:table-cell table:number-columns-repeated="18" table:style-name="ce8"/>
          <table:table-cell table:number-columns-repeated="16362"/>
        </table:table-row>
        <table:table-row table:number-rows-repeated="3" table:style-name="ro1">
          <table:table-cell table:style-name="ce9"/>
          <table:table-cell table:style-name="ce10"/>
          <table:table-cell table:number-columns-repeated="2" table:style-name="ce11"/>
          <table:table-cell table:number-columns-repeated="18" table:style-name="ce8"/>
          <table:table-cell table:number-columns-repeated="16362"/>
        </table:table-row>
        <table:table-row table:number-rows-repeated="20" table:style-name="ro5">
          <table:table-cell table:style-name="ce12"/>
          <table:table-cell table:style-name="ce8"/>
          <table:table-cell table:number-columns-repeated="2" table:style-name="ce12"/>
          <table:table-cell table:number-columns-repeated="18" table:style-name="ce8"/>
          <table:table-cell table:number-columns-repeated="16362"/>
        </table:table-row>
        <table:table-row table:number-rows-repeated="4" table:style-name="ro5">
          <table:table-cell table:number-columns-repeated="4" table:style-name="ce13"/>
          <table:table-cell table:number-columns-repeated="18" table:style-name="ce14"/>
          <table:table-cell table:number-columns-repeated="16362"/>
        </table:table-row>
        <table:table-row table:style-name="ro5">
          <table:table-cell table:number-columns-repeated="2" table:style-name="ce13"/>
          <table:table-cell table:style-name="ce15"/>
          <table:table-cell table:style-name="ce13"/>
          <table:table-cell table:number-columns-repeated="18" table:style-name="ce14"/>
          <table:table-cell table:number-columns-repeated="16362"/>
        </table:table-row>
        <table:table-row table:style-name="ro5">
          <table:table-cell table:number-columns-repeated="4" table:style-name="ce13"/>
          <table:table-cell table:number-columns-repeated="18" table:style-name="ce14"/>
          <table:table-cell table:number-columns-repeated="16362"/>
        </table:table-row>
        <table:table-row table:style-name="ro5">
          <table:table-cell table:style-name="ce13"/>
          <table:table-cell table:number-columns-repeated="2" table:style-name="ce15"/>
          <table:table-cell table:style-name="ce13"/>
          <table:table-cell table:number-columns-repeated="18" table:style-name="ce14"/>
          <table:table-cell table:number-columns-repeated="16362"/>
        </table:table-row>
        <table:table-row table:number-rows-repeated="9" table:style-name="ro5">
          <table:table-cell table:number-columns-repeated="4" table:style-name="ce13"/>
          <table:table-cell table:number-columns-repeated="18" table:style-name="ce14"/>
          <table:table-cell table:number-columns-repeated="16362"/>
        </table:table-row>
        <table:table-row table:number-rows-repeated="2" table:style-name="ro5">
          <table:table-cell table:style-name="ce13"/>
          <table:table-cell table:number-columns-repeated="2" table:style-name="ce15"/>
          <table:table-cell table:style-name="ce13"/>
          <table:table-cell table:number-columns-repeated="18" table:style-name="ce14"/>
          <table:table-cell table:number-columns-repeated="16362"/>
        </table:table-row>
        <table:table-row table:number-rows-repeated="2" table:style-name="ro5">
          <table:table-cell table:number-columns-repeated="4" table:style-name="ce13"/>
          <table:table-cell table:number-columns-repeated="18" table:style-name="ce14"/>
          <table:table-cell table:number-columns-repeated="16362"/>
        </table:table-row>
        <table:table-row table:number-rows-repeated="2" table:style-name="ro5">
          <table:table-cell table:style-name="ce13"/>
          <table:table-cell table:number-columns-repeated="2" table:style-name="ce15"/>
          <table:table-cell table:style-name="ce13"/>
          <table:table-cell table:number-columns-repeated="18" table:style-name="ce14"/>
          <table:table-cell table:number-columns-repeated="16362"/>
        </table:table-row>
        <table:table-row table:number-rows-repeated="10" table:style-name="ro5">
          <table:table-cell table:number-columns-repeated="22" table:style-name="ce13"/>
          <table:table-cell table:number-columns-repeated="16362"/>
        </table:table-row>
        <table:table-row table:number-rows-repeated="1048511" table:style-name="ro6">
          <table:table-cell table:number-columns-repeated="16384"/>
        </table:table-row>
        <table:named-expressions>
          <table:named-range table:name="_xlnm._FilterDatabase" table:cell-range-address="Product_Backlog.$A$1:Product_Backlog.$D$13" table:base-cell-address="Product_Backlog.$A$1"/>
          <table:named-range table:name="Z_07742442_B293_4948_9552_1EF8EC52FE5E_.wvu.FilterData" table:cell-range-address="Product_Backlog.$A$1:Product_Backlog.$D$55" table:base-cell-address="Product_Backlog.$A$1"/>
          <table:named-range table:name="Z_0BA05B4C_86CD_40D7_B186_231564A54C45_.wvu.FilterData" table:cell-range-address="Product_Backlog.$A$1:Product_Backlog.$D$55" table:base-cell-address="Product_Backlog.$A$1"/>
          <table:named-range table:name="Z_17E0E192_BAE7_4E9A_8CAF_AB63128B5770_.wvu.FilterData" table:cell-range-address="Product_Backlog.$A$1:Product_Backlog.$D$55" table:base-cell-address="Product_Backlog.$A$1"/>
          <table:named-range table:name="Z_1F8980D6_DDD0_438D_B161_E2ABCEECDEA2_.wvu.FilterData" table:cell-range-address="Product_Backlog.$A$1:Product_Backlog.$D$55" table:base-cell-address="Product_Backlog.$A$1"/>
          <table:named-range table:name="Z_24568C4A_51E7_458B_B4AF_43DCCF993F5D_.wvu.FilterData" table:cell-range-address="Product_Backlog.$A$1:Product_Backlog.$D$55" table:base-cell-address="Product_Backlog.$A$1"/>
          <table:named-range table:name="Z_3103DF5C_D6E5_4134_9EBA_FC271B5F9D4B_.wvu.FilterData" table:cell-range-address="Product_Backlog.$A$1:Product_Backlog.$D$55" table:base-cell-address="Product_Backlog.$A$1"/>
          <table:named-range table:name="Z_5032A36E_536E_409E_80FF_87095007FEAE_.wvu.FilterData" table:cell-range-address="Product_Backlog.$A$1:Product_Backlog.$C$55" table:base-cell-address="Product_Backlog.$A$1"/>
          <table:named-range table:name="Z_56D39156_F451_434C_B1DD_5AB5F913CCCE_.wvu.FilterData" table:cell-range-address="Product_Backlog.$A$1:Product_Backlog.$D$55" table:base-cell-address="Product_Backlog.$A$1"/>
          <table:named-range table:name="Z_6245C5AF_5748_46AD_A1F9_83AD0921B835_.wvu.FilterData" table:cell-range-address="Product_Backlog.$A$1:Product_Backlog.$D$55" table:base-cell-address="Product_Backlog.$A$1"/>
          <table:named-range table:name="Z_814ACA4C_A471_4F6C_9E89_E0676CB6CE82_.wvu.FilterData" table:cell-range-address="Product_Backlog.$A$1:Product_Backlog.$D$55" table:base-cell-address="Product_Backlog.$A$1"/>
          <table:named-range table:name="Z_9076FB05_ACE8_4B40_B8FF_AA63CD598605_.wvu.FilterData" table:cell-range-address="Product_Backlog.$A$1:Product_Backlog.$D$55" table:base-cell-address="Product_Backlog.$A$1"/>
          <table:named-range table:name="Z_98CE6A3F_5789_40B8_A183_F90F51A41966_.wvu.FilterData" table:cell-range-address="Product_Backlog.$A$1:Product_Backlog.$C$55" table:base-cell-address="Product_Backlog.$A$1"/>
          <table:named-range table:name="Z_B8A8DAF2_672A_4167_A9EF_F90D0B84BD31_.wvu.FilterData" table:cell-range-address="Product_Backlog.$A$1:Product_Backlog.$D$55" table:base-cell-address="Product_Backlog.$A$1"/>
          <table:named-range table:name="Z_BAC64BBB_DBDE_4295_AB2C_D531C5B94B49_.wvu.FilterData" table:cell-range-address="Product_Backlog.$A$1:Product_Backlog.$D$55" table:base-cell-address="Product_Backlog.$A$1"/>
          <table:named-range table:name="Z_F2593262_C156_413B_92A9_0EFAAA9CCEFD_.wvu.FilterData" table:cell-range-address="Product_Backlog.$A$1:Product_Backlog.$D$55" table:base-cell-address="Product_Backlog.$A$1"/>
          <table:named-range table:name="Z_FAAC63E2_E463_4DAC_A7EF_219E6E490267_.wvu.FilterData" table:cell-range-address="Product_Backlog.$A$1:Product_Backlog.$D$55" table:base-cell-address="Product_Backlog.$A$1"/>
        </table:named-expressions>
      </table:table>
      <table:named-expressions>
        <table:named-range table:name="backlog" table:cell-range-address="Product_Backlog.$A$1:Product_Backlog.$D$1048576" table:base-cell-address="Product_Backlog.$A$1"/>
        <table:named-expression table:name="effort_values" table:expression="of:=[.#REF!]" table:base-cell-address="Product_Backlog.$A$1"/>
        <table:named-expression table:name="estimate" table:expression="of:=[.#REF!]" table:base-cell-address="Product_Backlog.$A$1"/>
        <table:named-expression table:name="sprint" table:expression="of:=[.#REF!]" table:base-cell-address="Product_Backlog.$A$1"/>
        <table:named-expression table:name="sprint_length" table:expression="of:=[.#REF!]" table:base-cell-address="Product_Backlog.$A$1"/>
        <table:named-expression table:name="sprint_list" table:expression="of:=[.#REF!]" table:base-cell-address="Product_Backlog.$A$1"/>
        <table:named-expression table:name="value" table:expression="of:=[.#REF!]" table:base-cell-address="Product_Backlog.$A$1"/>
      </table:named-expressions>
      <table:database-ranges>
        <table:database-range table:target-range-address="Product_Backlog.A1:Product_Backlog.D13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3C78D8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3C78D8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="100%" style:table-centering="horizontal" style:print="grid 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dc:creator>casper</dc:creator>
    <dc:date>2022-06-06T12:28:32Z</dc:date>
    <meta:editing-duration>PT0S</meta:editing-duration>
  </office:meta>
</office:document-meta>
</file>